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determinado_7e_LT_7e_Gliederung_20_1" style:list-style-name="L1"/>
    <style:style style:name="P2" style:family="paragraph" style:parent-style-name="Predeterminado_7e_LT_7e_Gliederung_20_1" style:list-style-name="L1">
      <style:text-properties style:font-name="Liberation Sans1"/>
    </style:style>
    <style:style style:name="P3" style:family="paragraph" style:parent-style-name="Predeterminado_7e_LT_7e_Gliederung_20_1" style:list-style-name="L1">
      <style:text-properties style:font-name="Liberation Sans1" officeooo:paragraph-rsid="0009feaa"/>
    </style:style>
    <style:style style:name="P4" style:family="paragraph" style:parent-style-name="Predeterminado_7e_LT_7e_Gliederung_20_1" style:list-style-name="L1">
      <style:text-properties style:font-name="Liberation Sans1" officeooo:paragraph-rsid="000bb1d7"/>
    </style:style>
    <style:style style:name="P5" style:family="paragraph" style:parent-style-name="Predeterminado_7e_LT_7e_Gliederung_20_1" style:list-style-name="L1">
      <style:text-properties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officeooo:rsid="001174a2" officeooo:paragraph-rsid="001174a2" style:letter-kerning="true" style:font-name-asian="DejaVu Sans" style:font-size-asian="32pt" style:font-style-asian="normal" style:font-weight-asian="normal" style:font-name-complex="Noto Sans1" style:font-size-complex="12pt" style:text-emphasize="none"/>
    </style:style>
    <style:style style:name="P6" style:family="paragraph" style:parent-style-name="Predeterminado_7e_LT_7e_Titel" style:list-style-name="L1">
      <style:text-properties style:font-name="Liberation Sans1" officeooo:rsid="000dedb3" officeooo:paragraph-rsid="000bb1d7"/>
    </style:style>
    <style:style style:name="P7" style:family="paragraph" style:parent-style-name="Standard" style:list-style-name="L1">
      <style:text-properties style:font-name="Liberation Sans1" officeooo:paragraph-rsid="000bb1d7"/>
    </style:style>
    <style:style style:name="P8" style:family="paragraph" style:parent-style-name="Title" style:list-style-name="L1"/>
    <style:style style:name="T1" style:family="text">
      <style:text-properties style:font-name="Liberation Sans1"/>
    </style:style>
    <style:style style:name="T2" style:family="text">
      <style:text-properties style:font-name="Liberation Sans1" officeooo:rsid="0009feaa"/>
    </style:style>
    <style:style style:name="T3" style:family="text">
      <style:text-properties style:font-name="Liberation Sans1" officeooo:rsid="000bb1d7"/>
    </style:style>
    <style:style style:name="T4" style:family="text">
      <style:text-properties officeooo:rsid="000ff57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object-index text:style-name="Sect1" text:protected="true" text:name="Índice de objetos1">
        <text:object-index-source>
          <text:index-title-template text:style-name="Object_20_index_20_heading">Índice de objetos</text:index-title-template>
          <text:object-index-entry-template text:style-name="Object_20_index_20_1">
            <text:index-entry-text/>
            <text:index-entry-tab-stop style:type="right" style:leader-char="."/>
            <text:index-entry-page-number/>
          </text:object-index-entry-template>
        </text:object-index-source>
        <text:index-body>
          <text:index-title text:style-name="Sect1" text:name="Índice de objetos1_Head">
            <text:p text:style-name="Object_20_index_20_heading">Índice de objetos</text:p>
          </text:index-title>
        </text:index-body>
      </text:object-index>
      <text:list xml:id="list3238301255" text:style-name="L1">
        <text:list-header>
          <text:p text:style-name="P2"/>
        </text:list-header>
        <text:list-item>
          <text:p text:style-name="P8">¿Que es ciencia de datos?</text:p>
          <text:list>
            <text:list-item>
              <text:p text:style-name="P2">Roles</text:p>
            </text:list-item>
          </text:list>
        </text:list-item>
        <text:list-item>
          <text:p text:style-name="P2">Python y <text:span text:style-name="T4">¿</text:span>por que con python?</text:p>
          <text:list>
            <text:list-item>
              <text:p text:style-name="P2">Principio de programación</text:p>
            </text:list-item>
            <text:list-item>
              <text:p text:style-name="P2">Operadores en python y tipo de datos</text:p>
            </text:list-item>
            <text:list-item>
              <text:p text:style-name="P2">Librerías y manejo de datos.</text:p>
            </text:list-item>
            <text:list-item>
              <text:p text:style-name="P3">Tipos de datos</text:p>
              <text:list>
                <text:list-item>
                  <text:p text:style-name="P3">Primitivas (Datos de python),Estructurados, no estructurados.</text:p>
                </text:list-item>
                <text:list-item>
                  <text:p text:style-name="P3"><text:soft-page-break/>Cualitativos, cuantitativos.</text:p>
                </text:list-item>
              </text:list>
            </text:list-item>
          </text:list>
        </text:list-item>
        <text:list-item>
          <text:p text:style-name="P2">Google Colab, Uso para cálculos en la nube</text:p>
        </text:list-item>
        <text:list-item>
          <text:p text:style-name="P2">Fuentes de información</text:p>
          <text:list>
            <text:list-item>
              <text:p text:style-name="P1"><text:span text:style-name="T1">Api</text:span><text:span text:style-name="T2">s</text:span><text:span text:style-name="T1"> (Facebook, twitter)</text:span></text:p>
            </text:list-item>
            <text:list-item>
              <text:p text:style-name="P2">Gobiernos (datos.gov.co y del departamento)</text:p>
            </text:list-item>
          </text:list>
        </text:list-item>
        <text:list-item>
          <text:p text:style-name="P2">Algoritmos de machine learning</text:p>
          <text:list>
            <text:list-item>
              <text:p text:style-name="P1"><text:span text:style-name="T2">Regresión</text:span><text:span text:style-name="T1"> lineal</text:span></text:p>
            </text:list-item>
            <text:list-item>
              <text:p text:style-name="P2">K-means</text:p>
            </text:list-item>
            <text:list-item>
              <text:p text:style-name="P5">PCA</text:p>
            </text:list-item>
          </text:list>
        </text:list-item>
        <text:list-item>
          <text:p text:style-name="P1"><text:span text:style-name="T1">Algoritmos de </text:span><text:span text:style-name="T3">Optimización</text:span></text:p>
          <text:list>
            <text:list-item>
              <text:p text:style-name="P1"><text:soft-page-break/><text:span text:style-name="T1">Algoritmos </text:span><text:span text:style-name="T3">genéticos</text:span></text:p>
            </text:list-item>
            <text:list-item>
              <text:p text:style-name="P2">Ant Colony</text:p>
            </text:list-item>
            <text:list-item>
              <text:p text:style-name="P2">Q-learning</text:p>
            </text:list-item>
          </text:list>
        </text:list-item>
        <text:list-item>
          <text:p text:style-name="P4">Aprendizaje profundo o Deep learning</text:p>
        </text:list-item>
        <text:list-item>
          <text:p text:style-name="P6">Matemáticas</text:p>
          <text:list>
            <text:list-item>
              <text:p text:style-name="P4">Vector</text:p>
            </text:list-item>
            <text:list-item>
              <text:p text:style-name="P2">Matriz</text:p>
            </text:list-item>
            <text:list-item>
              <text:p text:style-name="P2">Funciones</text:p>
            </text:list-item>
            <text:list-item>
              <text:p text:style-name="P2">Limites, derivadas e integrales</text:p>
            </text:list-item>
            <text:list-item>
              <text:p text:style-name="P2">Combinatoria</text:p>
            </text:list-item>
            <text:list-item>
              <text:p text:style-name="P2">Conjuntos</text:p>
            </text:list-item>
            <text:list-item>
              <text:p text:style-name="P2">Grafos y arboles</text:p>
            </text:list-item>
          </text:list>
          <text:p text:style-name="P7"><text:soft-page-break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determinado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ular_20_A4" style:display-name="Titular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ular_20_A0" style:display-name="Titular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n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7-25T10:45:03.844490114</meta:creation-date>
    <dc:date>2020-09-25T20:00:36.992785996</dc:date>
    <meta:editing-duration>PT12H8M29S</meta:editing-duration>
    <meta:editing-cycles>5</meta:editing-cycles>
    <meta:generator>LibreOffice/7.0.1.2$Linux_X86_64 LibreOffice_project/88a63c56098013eb4038e11ebe7c8c0daab09aa8</meta:generator>
    <meta:document-statistic meta:table-count="0" meta:image-count="0" meta:object-count="0" meta:page-count="4" meta:paragraph-count="31" meta:word-count="124" meta:character-count="795" meta:non-whitespace-character-count="672"/>
  </office:meta>
</office:document-meta>
</file>